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fo:font-size="16pt" officeooo:rsid="0001c789" officeooo:paragraph-rsid="0001c789" style:font-size-asian="14pt" style:font-size-complex="16pt"/>
    </style:style>
    <style:style style:name="P2" style:family="paragraph" style:parent-style-name="Standard">
      <style:paragraph-properties fo:text-align="center" style:justify-single-word="false"/>
      <style:text-properties style:text-underline-style="none" fo:font-weight="bold" officeooo:rsid="0003bcdd" officeooo:paragraph-rsid="0003bcdd" style:font-weight-asian="bold" style:font-weight-complex="bold"/>
    </style:style>
    <style:style style:name="P3" style:family="paragraph" style:parent-style-name="Standard">
      <style:paragraph-properties fo:text-align="center" style:justify-single-word="false"/>
      <style:text-properties style:text-underline-style="none" fo:font-weight="bold" officeooo:rsid="000755be" officeooo:paragraph-rsid="000755be" style:font-weight-asian="bold" style:font-weight-complex="bold"/>
    </style:style>
    <style:style style:name="P4" style:family="paragraph" style:parent-style-name="Standard">
      <style:text-properties fo:color="#ff0000" fo:font-size="16pt" officeooo:rsid="0001c789" officeooo:paragraph-rsid="0001c789" style:font-size-asian="14pt" style:font-size-complex="16pt"/>
    </style:style>
    <style:style style:name="P5" style:family="paragraph" style:parent-style-name="Standard">
      <style:text-properties fo:color="#000000" fo:font-size="16pt" style:text-underline-style="solid" style:text-underline-width="auto" style:text-underline-color="font-color" officeooo:rsid="0001c789" officeooo:paragraph-rsid="0001c789" style:font-size-asian="14pt" style:font-size-complex="16pt"/>
    </style:style>
    <style:style style:name="P6" style:family="paragraph" style:parent-style-name="Standard">
      <style:text-properties fo:color="#000000" fo:font-size="16pt" fo:language="es" fo:country="VE" style:text-underline-style="solid" style:text-underline-width="auto" style:text-underline-color="font-color" officeooo:rsid="0001c789" officeooo:paragraph-rsid="0001c789" style:font-size-asian="14pt" style:font-size-complex="16pt"/>
    </style:style>
    <style:style style:name="P7" style:family="paragraph" style:parent-style-name="Standard">
      <style:text-properties fo:color="#000000" fo:font-size="16pt" fo:language="es" fo:country="VE" style:text-underline-style="solid" style:text-underline-width="auto" style:text-underline-color="font-color" officeooo:rsid="0003771b" officeooo:paragraph-rsid="0003771b" style:font-size-asian="14pt" style:font-size-complex="16pt"/>
    </style:style>
    <style:style style:name="P8"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b373e" officeooo:paragraph-rsid="000b373e"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cd47a" officeooo:paragraph-rsid="000cd47a" style:font-size-asian="14pt" style:font-weight-asian="normal" style:font-size-complex="16pt" style:font-weight-complex="normal"/>
    </style:style>
    <style:style style:name="P10" style:family="paragraph" style:parent-style-name="Standard">
      <style:text-properties fo:color="#000000" fo:font-size="16pt" fo:language="es" fo:country="VE" style:text-underline-style="none" officeooo:rsid="0002c455" officeooo:paragraph-rsid="0001c789" style:font-size-asian="14pt" style:font-size-complex="16pt"/>
    </style:style>
    <style:style style:name="P11" style:family="paragraph" style:parent-style-name="Standard">
      <style:text-properties fo:color="#000000" fo:font-size="16pt" fo:language="es" fo:country="VE" style:text-underline-style="none" officeooo:rsid="0002c455" officeooo:paragraph-rsid="0002c455" style:font-size-asian="14pt" style:font-size-complex="16pt"/>
    </style:style>
    <style:style style:name="P12" style:family="paragraph" style:parent-style-name="Standard">
      <style:text-properties fo:color="#000000" fo:font-size="16pt" fo:language="es" fo:country="VE" style:text-underline-style="none" officeooo:rsid="000336aa" officeooo:paragraph-rsid="000336aa" style:font-size-asian="14pt" style:font-size-complex="16pt"/>
    </style:style>
    <style:style style:name="P13" style:family="paragraph" style:parent-style-name="Standard">
      <style:text-properties fo:color="#000000" fo:font-size="16pt" fo:language="es" fo:country="VE" style:text-underline-style="none" officeooo:rsid="0003bcdd" officeooo:paragraph-rsid="0003771b" style:font-size-asian="14pt" style:font-size-complex="16pt"/>
    </style:style>
    <style:style style:name="P14" style:family="paragraph" style:parent-style-name="Standard">
      <style:text-properties fo:color="#000000" fo:font-size="16pt" fo:language="es" fo:country="VE" style:text-underline-style="none" officeooo:rsid="0003771b" officeooo:paragraph-rsid="0003771b" style:font-size-asian="14pt" style:font-size-complex="16pt"/>
    </style:style>
    <style:style style:name="P15"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0388a3" style:font-size-asian="14pt" style:font-weight-asian="bold" style:font-size-complex="16pt" style:font-weight-complex="bold"/>
    </style:style>
    <style:style style:name="P16" style:family="paragraph" style:parent-style-name="Standard">
      <style:paragraph-properties fo:text-align="center" style:justify-single-word="false"/>
      <style:text-properties fo:color="#000000" fo:font-size="16pt" fo:language="es" fo:country="VE" style:text-underline-style="none" fo:font-weight="bold" officeooo:rsid="0003d90e" officeooo:paragraph-rsid="0003bcdd" style:font-size-asian="14pt" style:font-weight-asian="bold" style:font-size-complex="16pt" style:font-weight-complex="bold"/>
    </style:style>
    <style:style style:name="P17"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755be" style:font-size-asian="14pt" style:font-weight-asian="bold" style:font-size-complex="16pt" style:font-weight-complex="bold"/>
    </style:style>
    <style:style style:name="P18"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09e009" style:font-size-asian="14pt" style:font-weight-asian="bold" style:font-size-complex="16pt" style:font-weight-complex="bold"/>
    </style:style>
    <style:style style:name="P19" style:family="paragraph" style:parent-style-name="Standard">
      <style:paragraph-properties fo:text-align="start" style:justify-single-word="false"/>
      <style:text-properties fo:color="#000000" fo:font-size="16pt" fo:language="es" fo:country="VE" style:text-underline-style="none" fo:font-weight="normal" officeooo:rsid="000cd47a" officeooo:paragraph-rsid="000cd47a"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color="#000000" fo:font-size="16pt" fo:language="es" fo:country="VE" style:text-underline-style="none" fo:font-weight="normal" officeooo:rsid="000daad9" officeooo:paragraph-rsid="000daad9"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22" style:family="paragraph" style:parent-style-name="Standard">
      <style:text-properties fo:color="#000000" fo:font-size="16pt" fo:font-weight="bold" officeooo:rsid="00103da2" officeooo:paragraph-rsid="00103da2" style:font-size-asian="14pt" style:font-weight-asian="bold" style:font-size-complex="16pt" style:font-weight-complex="bold"/>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88a3" officeooo:paragraph-rsid="000388a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03bcdd" officeooo:paragraph-rsid="0003bcdd"/>
    </style:style>
    <style:style style:name="P26" style:family="paragraph" style:parent-style-name="Table_20_Contents">
      <style:paragraph-properties fo:text-align="center" style:justify-single-word="false"/>
      <style:text-properties officeooo:rsid="00048245" officeooo:paragraph-rsid="00048245"/>
    </style:style>
    <style:style style:name="P27" style:family="paragraph" style:parent-style-name="Table_20_Contents">
      <style:paragraph-properties fo:text-align="center" style:justify-single-word="false"/>
      <style:text-properties officeooo:rsid="0006605a" officeooo:paragraph-rsid="0006605a"/>
    </style:style>
    <style:style style:name="P28" style:family="paragraph" style:parent-style-name="Table_20_Contents">
      <style:paragraph-properties fo:text-align="center" style:justify-single-word="false"/>
      <style:text-properties officeooo:rsid="000755be" officeooo:paragraph-rsid="000755be"/>
    </style:style>
    <style:style style:name="P29" style:family="paragraph" style:parent-style-name="Table_20_Contents">
      <style:paragraph-properties fo:text-align="center" style:justify-single-word="false"/>
      <style:text-properties officeooo:rsid="0008fdd1" officeooo:paragraph-rsid="0008fdd1"/>
    </style:style>
    <style:style style:name="P30" style:family="paragraph" style:parent-style-name="Standard" style:list-style-name="L1">
      <style:text-properties officeooo:paragraph-rsid="0003771b"/>
    </style:style>
    <style:style style:name="P31" style:family="paragraph" style:parent-style-name="Standard" style:list-style-name="L2">
      <style:text-properties fo:color="#000000" fo:font-size="16pt" fo:language="es" fo:country="VE" style:text-underline-style="none" officeooo:rsid="0003bcdd" officeooo:paragraph-rsid="0003bcdd" style:font-size-asian="14pt" style:font-size-complex="16pt"/>
    </style:style>
    <style:style style:name="P32" style:family="paragraph" style:parent-style-name="Standard" style:list-style-name="L1">
      <style:text-properties fo:color="#000000" fo:font-size="16pt" fo:language="es" fo:country="VE" style:text-underline-style="none" officeooo:rsid="0003771b" officeooo:paragraph-rsid="0003771b" style:font-size-asian="14pt" style:font-size-complex="16pt"/>
    </style:style>
    <style:style style:name="P33" style:family="paragraph" style:parent-style-name="Standard" style:list-style-name="L3">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cc1ff" officeooo:paragraph-rsid="001cc1ff"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e269e" officeooo:paragraph-rsid="001e269e"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228015" officeooo:paragraph-rsid="00228015" style:font-size-asian="14pt" style:font-weight-asian="normal" style:font-size-complex="16pt" style:font-weight-complex="normal"/>
    </style:style>
    <style:style style:name="P39" style:family="paragraph" style:parent-style-name="Standard">
      <style:text-properties fo:color="#000000" fo:font-size="16pt" fo:font-weight="bold" officeooo:rsid="00103da2" officeooo:paragraph-rsid="00103da2" style:font-size-asian="14pt" style:font-weight-asian="bold" style:font-size-complex="16pt" style:font-weight-complex="bold"/>
    </style:style>
    <style:style style:name="P40" style:family="paragraph" style:parent-style-name="Standard">
      <style:paragraph-properties fo:text-align="start" style:justify-single-word="false"/>
      <style:text-properties fo:color="#000000" fo:font-size="16pt" fo:font-weight="bold" officeooo:rsid="0019301d" officeooo:paragraph-rsid="0019301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fo:font-size="16pt" officeooo:rsid="00115ba8" officeooo:paragraph-rsid="00115ba8" style:font-size-asian="14pt" style:font-size-complex="16pt"/>
    </style:style>
    <style:style style:name="P42" style:family="paragraph" style:parent-style-name="Standard">
      <style:paragraph-properties fo:text-align="start" style:justify-single-word="false"/>
      <style:text-properties fo:color="#000000" fo:font-size="16pt" officeooo:rsid="0013f609" officeooo:paragraph-rsid="0013f609" style:font-size-asian="14pt" style:font-size-complex="16pt"/>
    </style:style>
    <style:style style:name="P43" style:family="paragraph" style:parent-style-name="Standard">
      <style:paragraph-properties fo:text-align="start" style:justify-single-word="false"/>
      <style:text-properties fo:color="#000000" fo:font-size="16pt" officeooo:rsid="001544fb" officeooo:paragraph-rsid="00162c38" style:font-size-asian="14pt" style:font-size-complex="16pt"/>
    </style:style>
    <style:style style:name="P44" style:family="paragraph" style:parent-style-name="Standard">
      <style:paragraph-properties fo:text-align="start" style:justify-single-word="false"/>
      <style:text-properties fo:color="#000000" fo:font-size="16pt" fo:font-weight="normal" officeooo:rsid="001946b2" officeooo:paragraph-rsid="001946b2" style:font-size-asian="14pt" style:font-weight-asian="normal" style:font-size-complex="16pt" style:font-weight-complex="normal"/>
    </style:style>
    <style:style style:name="P45" style:family="paragraph" style:parent-style-name="Standard">
      <style:paragraph-properties fo:text-align="start" style:justify-single-word="false"/>
      <style:text-properties fo:color="#000000" fo:font-size="16pt" fo:font-weight="normal" officeooo:rsid="001a001c" officeooo:paragraph-rsid="001a001c" style:font-size-asian="14pt" style:font-weight-asian="normal" style:font-size-complex="16pt" style:font-weight-complex="normal"/>
    </style:style>
    <style:style style:name="P46"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T1" style:family="text">
      <style:text-properties fo:color="#000000" fo:font-size="16pt" fo:language="es" fo:country="VE" style:text-underline-style="none" officeooo:rsid="0003771b" style:font-size-asian="14pt" style:font-size-complex="16pt"/>
    </style:style>
    <style:style style:name="T2" style:family="text">
      <style:text-properties fo:color="#000000" fo:font-size="16pt" fo:language="es" fo:country="VE" style:text-underline-style="none" officeooo:rsid="0003bcdd" style:font-size-asian="14pt" style:font-size-complex="16pt"/>
    </style:style>
    <style:style style:name="T3" style:family="text">
      <style:text-properties fo:color="#000000" fo:font-size="16pt" fo:language="es" fo:country="VE" style:font-size-asian="14pt" style:font-size-complex="16pt"/>
    </style:style>
    <style:style style:name="T4" style:family="text">
      <style:text-properties fo:color="#000000" fo:font-size="16pt" fo:language="es" fo:country="VE" officeooo:rsid="0003d90e" style:font-size-asian="14pt" style:font-size-complex="16pt"/>
    </style:style>
    <style:style style:name="T5" style:family="text">
      <style:text-properties fo:color="#ff0000"/>
    </style:style>
    <style:style style:name="T6" style:family="text">
      <style:text-properties officeooo:rsid="0003d90e"/>
    </style:style>
    <style:style style:name="T7" style:family="text">
      <style:text-properties officeooo:rsid="0004d9d7"/>
    </style:style>
    <style:style style:name="T8" style:family="text">
      <style:text-properties officeooo:rsid="00115ba8"/>
    </style:style>
    <style:style style:name="T9" style:family="text">
      <style:text-properties fo:font-weight="normal" style:font-weight-asian="normal" style:font-weight-complex="normal"/>
    </style:style>
    <style:style style:name="T10" style:family="text">
      <style:text-properties fo:font-weight="normal" officeooo:rsid="00115ba8" style:font-weight-asian="normal" style:font-weight-complex="normal"/>
    </style:style>
    <style:style style:name="T11" style:family="text">
      <style:text-properties fo:font-weight="normal" officeooo:rsid="00130c15" style:font-weight-asian="normal" style:font-weight-complex="normal"/>
    </style:style>
    <style:style style:name="T12" style:family="text">
      <style:text-properties fo:font-weight="normal" officeooo:rsid="00162c38" style:font-weight-asian="normal" style:font-weight-complex="normal"/>
    </style:style>
    <style:style style:name="T13" style:family="text">
      <style:text-properties fo:font-weight="normal" officeooo:rsid="001adac3" style:font-weight-asian="normal" style:font-weight-complex="normal"/>
    </style:style>
    <style:style style:name="T14" style:family="text">
      <style:text-properties officeooo:rsid="00163c98"/>
    </style:style>
    <style:style style:name="T15" style:family="text">
      <style:text-properties style:text-underline-style="none"/>
    </style:style>
    <style:style style:name="T16" style:family="text">
      <style:text-properties style:text-underline-style="none" officeooo:rsid="001e26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4">ÍNDICE DE </text:span>CONTENIDO</text:p>
      <text:p text:style-name="P22"/>
      <text:p text:style-name="P22">1. ESPECIFICACIÓN DEL SISTEMA………………………………….<text:span text:style-name="T8">x</text:span></text:p>
      <text:p text:style-name="P22"><text:tab/></text:p>
      <text:p text:style-name="P22"><text:span text:style-name="T10">1.1. Introducción…………………………………………………………….X</text:span></text:p>
      <text:p text:style-name="P41"><text:span text:style-name="T9">1.2. Descripción del problema……………………………………………...X</text:span></text:p>
      <text:p text:style-name="P41"><text:span text:style-name="T11">1.2.1. Descripción general…………………………………………….X</text:span></text:p>
      <text:p text:style-name="P42"><text:span text:style-name="T11">1.</text:span><text:span text:style-name="T9">2.2. Objetivos……………………………………………………………..X</text:span></text:p>
      <text:p text:style-name="P42"><text:span text:style-name="T9">1.3. Descripción del problema……………………………………………...X</text:span></text:p>
      <text:p text:style-name="P43"><text:span text:style-name="T9">1.3.1. Funcionalidad general-------------------------------------------------------X</text:span></text:p>
      <text:p text:style-name="P43"><text:span text:style-name="T12">1.3.2. Descomposición </text:span><text:span text:style-name="T13">funciona</text:span><text:span text:style-name="T12">l--------------------------------------------------X</text:span></text:p>
      <text:p text:style-name="P43"><text:span text:style-name="T9"/></text:p>
      <text:p text:style-name="P40">2. ANÁLISIS DE REQUISITOS------------------------------------------------X</text:p>
      <text:p text:style-name="P40"/>
      <text:p text:style-name="P44">2.1. Introducción---------------------------------------------------------------------X</text:p>
      <text:p text:style-name="P45">2.2. Requisitos de usuario----------------------------------------------------------X</text:p>
      <text:p text:style-name="P42"><text:span text:style-name="T9"/></text:p>
      <text:p text:style-name="P41"><text:span text:style-name="T9"/></text:p>
      <text:p text:style-name="P1">1. <text:span text:style-name="T5">ESPECIFICACIÓN DEL SISTEMA</text:span></text:p>
      <text:p text:style-name="P4"/>
      <text:p text:style-name="P5">1.1 Introducción</text:p>
      <text:p text:style-name="P5"/>
      <text:p text:style-name="P6"/>
      <text:p text:style-name="P6">1.2. Descripción del problema</text:p>
      <text:p text:style-name="P6"/>
      <text:p text:style-name="P7">1.2.1. Descripción general</text:p>
      <text:p text:style-name="P10"/>
      <text:p text:style-name="P11">La clínica YourSalut es una pequeña clínica médica que decide llevar a cabo un nuevo proyecto, mediante el cual se busca mejorar el método de gestión de su base de datos. Dicha base de datos controla la siguiente información: datos personales de los pacientes, citas asignadas a los pacientes y los tratamientos que están tomando dichos pacientes.</text:p>
      <text:p text:style-name="P11"/>
      <text:p text:style-name="P11">Con este salto tecnológico, la secretaría de YourSalut pretende administrar de manera más eficiente la información personal de sus pacientes, así como llevar un control de las citas y los tratamientos asignados a cada paciente.</text:p>
      <text:p text:style-name="P11"><text:soft-page-break/></text:p>
      <text:p text:style-name="P11">De este modo, se plantea el siguiente problema: el desarrollo de un software capaz de registrar y gestionar los datos personales de los pacientes, las citas y el tratamiento.</text:p>
      <text:p text:style-name="P11"/>
      <text:p text:style-name="P12">En la primera toma de contacto con el cliente, se han establecido unas bases sobre las cuales sentar la propuesta de negocio para el desarrollo del software, marcando así una serie de objetivos:</text:p>
      <text:p text:style-name="P12"/>
      <text:list xml:id="list1247508455" text:style-name="L1">
        <text:list-item>
          <text:p text:style-name="P30"><text:span text:style-name="T1">Creación de un programa desde el cuál se gestionarán </text:span><text:span text:style-name="T2">los siguientes datos:</text:span></text:p>
        </text:list-item>
      </text:list>
      <text:p text:style-name="P13"><text:tab/><text:tab/></text:p>
      <text:list xml:id="list1843380486" text:style-name="L2">
        <text:list-item>
          <text:p text:style-name="P31">Datos personales de los pacientes</text:p>
        </text:list-item>
        <text:list-item>
          <text:p text:style-name="P31">Citas</text:p>
        </text:list-item>
        <text:list-item>
          <text:p text:style-name="P31">Tratamientos</text:p>
        </text:list-item>
      </text:list>
      <text:p text:style-name="P14"/>
      <text:list xml:id="list182112857722064" text:continue-list="list1247508455" text:style-name="L1">
        <text:list-item>
          <text:p text:style-name="P32">Automatización del sistema frente avisos de pacientes no existentes y errores de asignación de las citas.</text:p>
        </text:list-item>
      </text:list>
      <text:p text:style-name="P14"/>
      <text:p text:style-name="P7"/>
      <text:p text:style-name="P7"/>
      <text:p text:style-name="P7"/>
      <text:p text:style-name="P7"/>
      <text:p text:style-name="P7">1.2.2. Objetivos</text:p>
      <text:p text:style-name="P7"/>
      <table:table table:name="Tabla1" table:style-name="Tabla1">
        <table:table-column table:style-name="Tabla1.A"/>
        <table:table-column table:style-name="Tabla1.B"/>
        <table:table-row>
          <table:table-cell table:style-name="Tabla1.A1" office:value-type="string">
            <text:p text:style-name="P23">OBJ-O1</text:p>
          </table:table-cell>
          <table:table-cell table:style-name="Tabla1.B1" office:value-type="string">
            <text:p text:style-name="P23">PROGRAMA DE GESTIÓN DE DATOS</text:p>
          </table:table-cell>
        </table:table-row>
        <table:table-row>
          <table:table-cell table:style-name="Tabla1.A2" office:value-type="string">
            <text:p text:style-name="P23">DESCRIPCIÓN</text:p>
          </table:table-cell>
          <table:table-cell table:style-name="Tabla1.B2" office:value-type="string">
            <text:p text:style-name="P23">DESARROLLO E IMPLEMENTACIÓN DE UN SOFTWARE QUE GESTIONE UNA SERIE DE DATOS</text:p>
          </table:table-cell>
        </table:table-row>
        <table:table-row>
          <table:table-cell table:style-name="Tabla1.A2" office:value-type="string">
            <text:p text:style-name="P23">PRIORIDAD</text:p>
          </table:table-cell>
          <table:table-cell table:style-name="Tabla1.B2" office:value-type="string">
            <text:p text:style-name="P23">ALTA</text:p>
          </table:table-cell>
        </table:table-row>
        <table:table-row>
          <table:table-cell table:style-name="Tabla1.A2" office:value-type="string">
            <text:p text:style-name="P23">COMENTARIOS</text:p>
          </table:table-cell>
          <table:table-cell table:style-name="Tabla1.B2" office:value-type="string">
            <text:p text:style-name="P23">NINGUNO</text:p>
          </table:table-cell>
        </table:table-row>
      </table:table>
      <text:p text:style-name="P14"/>
      <text:p text:style-name="P15">Tabla 1.1 Especificación OBJ-01</text:p>
      <text:p text:style-name="P15"/>
      <text:p text:style-name="P15"/>
      <table:table table:name="Tabla2" table:style-name="Tabla2">
        <table:table-column table:style-name="Tabla2.A"/>
        <table:table-column table:style-name="Tabla2.B"/>
        <table:table-row>
          <table:table-cell table:style-name="Tabla2.A1" office:value-type="string">
            <text:p text:style-name="P25">OBJ-0<text:span text:style-name="T6">1.1</text:span></text:p>
          </table:table-cell>
          <table:table-cell table:style-name="Tabla2.B1" office:value-type="string">
            <text:p text:style-name="P25">GESTIÓN PACIENTES</text:p>
          </table:table-cell>
        </table:table-row>
        <text:soft-page-break/>
        <table:table-row>
          <table:table-cell table:style-name="Tabla2.A2" office:value-type="string">
            <text:p text:style-name="P25">DESCRIPCIÓN</text:p>
          </table:table-cell>
          <table:table-cell table:style-name="Tabla2.B2" office:value-type="string">
            <text:p text:style-name="P25">GESTIÓN DE DATOS REFERENTES A LOS PACIENTES( Nombre, Apellidos, etc)</text:p>
          </table:table-cell>
        </table:table-row>
        <table:table-row>
          <table:table-cell table:style-name="Tabla2.A2" office:value-type="string">
            <text:p text:style-name="P25">PRIORIDAD</text:p>
          </table:table-cell>
          <table:table-cell table:style-name="Tabla2.B2" office:value-type="string">
            <text:p text:style-name="P25">ALTA</text:p>
          </table:table-cell>
        </table:table-row>
        <table:table-row>
          <table:table-cell table:style-name="Tabla2.A2" office:value-type="string">
            <text:p text:style-name="P25">COMENTARIOS</text:p>
          </table:table-cell>
          <table:table-cell table:style-name="Tabla2.B2" office:value-type="string">
            <text:p text:style-name="P27"/>
          </table:table-cell>
        </table:table-row>
      </table:table>
      <text:p text:style-name="P15"/>
      <text:p text:style-name="P2"><text:span text:style-name="T3">Tabla 1.2. </text:span><text:span text:style-name="T4">Especificación OBJ-01.1</text:span></text:p>
      <text:p text:style-name="P16"/>
      <text:p text:style-name="P16"/>
      <table:table table:name="Tabla3" table:style-name="Tabla3">
        <table:table-column table:style-name="Tabla3.A"/>
        <table:table-column table:style-name="Tabla3.B"/>
        <table:table-row>
          <table:table-cell table:style-name="Tabla3.A1" office:value-type="string">
            <text:p text:style-name="P26">OBJ-01.2</text:p>
          </table:table-cell>
          <table:table-cell table:style-name="Tabla3.B1" office:value-type="string">
            <text:p text:style-name="P26">GESTIÓN CITAS</text:p>
          </table:table-cell>
        </table:table-row>
        <table:table-row>
          <table:table-cell table:style-name="Tabla3.A2" office:value-type="string">
            <text:p text:style-name="P26">DESCRIPCIÓN</text:p>
          </table:table-cell>
          <table:table-cell table:style-name="Tabla3.B2" office:value-type="string">
            <text:p text:style-name="P26">GESTIÓN DE DATOS REFERENTES A LAS CITAS( nombrePaciente, Hora, <text:span text:style-name="T7">etc)</text:span></text:p>
          </table:table-cell>
        </table:table-row>
        <table:table-row>
          <table:table-cell table:style-name="Tabla3.A2" office:value-type="string">
            <text:p text:style-name="P27">PRIORIDAD</text:p>
          </table:table-cell>
          <table:table-cell table:style-name="Tabla3.B2" office:value-type="string">
            <text:p text:style-name="P27">ALTA</text:p>
          </table:table-cell>
        </table:table-row>
        <table:table-row>
          <table:table-cell table:style-name="Tabla3.A2" office:value-type="string">
            <text:p text:style-name="P27">COMENTARIOS</text:p>
          </table:table-cell>
          <table:table-cell table:style-name="Tabla3.B2" office:value-type="string">
            <text:p text:style-name="P27"/>
          </table:table-cell>
        </table:table-row>
      </table:table>
      <text:p text:style-name="P16"/>
      <text:p text:style-name="P3"><text:span text:style-name="T4">T</text:span><text:span text:style-name="T3">abla 1.3. Especificación OBJ-01.2</text:span></text:p>
      <text:p text:style-name="P17"/>
      <text:p text:style-name="P17"/>
      <text:p text:style-name="P17"/>
      <text:p text:style-name="P17"/>
      <text:p text:style-name="P17"/>
      <table:table table:name="Tabla4" table:style-name="Tabla4">
        <table:table-column table:style-name="Tabla4.A"/>
        <table:table-column table:style-name="Tabla4.B"/>
        <table:table-row>
          <table:table-cell table:style-name="Tabla4.A1" office:value-type="string">
            <text:p text:style-name="P28">OBJ-01.3</text:p>
          </table:table-cell>
          <table:table-cell table:style-name="Tabla4.B1" office:value-type="string">
            <text:p text:style-name="P28">Gestión Tratamientos</text:p>
          </table:table-cell>
        </table:table-row>
        <table:table-row>
          <table:table-cell table:style-name="Tabla4.A2" office:value-type="string">
            <text:p text:style-name="P28">Descripción</text:p>
          </table:table-cell>
          <table:table-cell table:style-name="Tabla4.B2" office:value-type="string">
            <text:p text:style-name="P28">Gestión de datos referentes a los tratamientos(Nombre medicacion, Dosis, etc)</text:p>
          </table:table-cell>
        </table:table-row>
        <table:table-row>
          <table:table-cell table:style-name="Tabla4.A2" office:value-type="string">
            <text:p text:style-name="P28">Prioridad</text:p>
          </table:table-cell>
          <table:table-cell table:style-name="Tabla4.B2" office:value-type="string">
            <text:p text:style-name="P28">Alta</text:p>
          </table:table-cell>
        </table:table-row>
        <table:table-row>
          <table:table-cell table:style-name="Tabla4.A2" office:value-type="string">
            <text:p text:style-name="P28">Comentarios</text:p>
          </table:table-cell>
          <table:table-cell table:style-name="Tabla4.B2" office:value-type="string">
            <text:p text:style-name="P24"/>
          </table:table-cell>
        </table:table-row>
      </table:table>
      <text:p text:style-name="P17"/>
      <text:p text:style-name="P17">Tabla 1.4 Especificación OBJ-01.3</text:p>
      <text:p text:style-name="P17"/>
      <table:table table:name="Tabla5" table:style-name="Tabla5">
        <table:table-column table:style-name="Tabla5.A"/>
        <table:table-column table:style-name="Tabla5.B"/>
        <table:table-row>
          <table:table-cell table:style-name="Tabla5.A1" office:value-type="string">
            <text:p text:style-name="P29">OBJ-02</text:p>
          </table:table-cell>
          <table:table-cell table:style-name="Tabla5.B1" office:value-type="string">
            <text:p text:style-name="P29">Gestión sistema</text:p>
          </table:table-cell>
        </table:table-row>
        <table:table-row>
          <table:table-cell table:style-name="Tabla5.A2" office:value-type="string">
            <text:p text:style-name="P29">Descripción</text:p>
          </table:table-cell>
          <table:table-cell table:style-name="Tabla5.B2" office:value-type="string">
            <text:p text:style-name="P29">Gestión de funcionamiento del sistema</text:p>
          </table:table-cell>
        </table:table-row>
        <table:table-row>
          <table:table-cell table:style-name="Tabla5.A2" office:value-type="string">
            <text:p text:style-name="P29">Prioridad</text:p>
          </table:table-cell>
          <table:table-cell table:style-name="Tabla5.B2" office:value-type="string">
            <text:p text:style-name="P29">Alta</text:p>
          </table:table-cell>
        </table:table-row>
        <table:table-row>
          <table:table-cell table:style-name="Tabla5.A2" office:value-type="string">
            <text:p text:style-name="P29">Comentarios</text:p>
          </table:table-cell>
          <table:table-cell table:style-name="Tabla5.B2" office:value-type="string">
            <text:p text:style-name="P29">Se deberá llevar un control sobre la existencia de los pacientes, así como la correcta asignación de las citas en una fecha y hora no ocupadas.</text:p>
          </table:table-cell>
        </table:table-row>
      </table:table>
      <text:p text:style-name="P17"/>
      <text:p text:style-name="P18">Tabla 1.5 Especificación OBJ-02</text:p>
      <text:p text:style-name="P18"/>
      <text:p text:style-name="P18"><text:soft-page-break/></text:p>
      <text:p text:style-name="P8">1.3. Descripción de la solución</text:p>
      <text:p text:style-name="P8"/>
      <text:p text:style-name="P19">Tras el análisis del problema, se procederá a plantear una solución que satisfaga las necesidades del cliente.</text:p>
      <text:p text:style-name="P19"/>
      <text:p text:style-name="P19">En primer lugar, se generalizará sobre la funcionalidad del sistema propuesto.</text:p>
      <text:p text:style-name="P19"/>
      <text:p text:style-name="P19">En segundo lugar, se descompondrá el sistema en bloques, describiendo la funcionalidad de cada uno.</text:p>
      <text:p text:style-name="P19"/>
      <text:p text:style-name="P9">1.3.1. Funcionalidad general</text:p>
      <text:p text:style-name="P9"/>
      <text:p text:style-name="P20">Una vez realizada la descripción del problema, se determinará la funcionalidad teniendo como base la descripción dada por el cliente.</text:p>
      <text:p text:style-name="P21"/>
      <text:p text:style-name="P21">El sistema gestionará información referente a:</text:p>
      <text:p text:style-name="P21"/>
      <text:list xml:id="list3691431417" text:style-name="L3">
        <text:list-item>
          <text:p text:style-name="P33">Pacientes.</text:p>
        </text:list-item>
        <text:list-item>
          <text:p text:style-name="P33">Cita.</text:p>
        </text:list-item>
        <text:list-item>
          <text:p text:style-name="P33">Tratamiento.</text:p>
        </text:list-item>
      </text:list>
      <text:p text:style-name="P21"/>
      <text:p text:style-name="P21">Este sistema debe dar solución al problema, siendo implementada dicha solución en un programa que será administrado por el cliente.</text:p>
      <text:p text:style-name="P21"/>
      <text:p text:style-name="P36">1.3.2. Descomposición funcional</text:p>
      <text:p text:style-name="P36"><text:span text:style-name="T15"/></text:p>
      <text:p text:style-name="P36"><text:span text:style-name="T15">Una vez realizada y definida la descripción del problema y la funcionalidad de la misma, el siguiente paso es el de especificar diferentes apartados de funcionalidad en los cuales se descompondrá el sistema software que se va a desarrolla</text:span><text:span text:style-name="T16">r.</text:span></text:p>
      <text:p text:style-name="P21"/>
      <text:p text:style-name="P35">(Poner diagrama del sistema: Ver practica 2)</text:p>
      <text:p text:style-name="P35"/>
      <text:p text:style-name="P35"/>
      <text:p text:style-name="P35"/>
      <text:p text:style-name="P35"><text:soft-page-break/></text:p>
      <text:p text:style-name="P46">2. ANÁLISIS DE REQUISITOS</text:p>
      <text:p text:style-name="P35"/>
      <text:p text:style-name="P37">2.1 Introducción</text:p>
      <text:p text:style-name="P37"/>
      <text:p text:style-name="P35">Se deben de usar un conjunto de técnicas y métodos por los cuales permitan conocer los elementos necesarios para poder delimitar un proyecto de software. </text:p>
      <text:p text:style-name="P35"/>
      <text:p text:style-name="P35">Es una tarea de ingeniería del software que permite decidir las diferentes características del software, indicando la interfaz del mismo con otros elementos del sistema y establecer las restricciones que debe cumplir dicho software.</text:p>
      <text:p text:style-name="P35"/>
      <text:p text:style-name="P35">El análisis de requisitos dota al técnico y al cliente, los medios necesarios para valorar el cumplimiento de resultados, procedimientos y datos, una vez que se haya desarrollado. </text:p>
      <text:p text:style-name="P35"/>
      <text:p text:style-name="P35">Esta es un proceso de descubrimiento y refinamiento, el cliente y el desarrollador tienen un papel activo en la ingeniería de análisis de requisitos. </text:p>
      <text:p text:style-name="P35"/>
      <text:p text:style-name="P35">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35"/>
      <text:p text:style-name="P35">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35"/>
      <text:p text:style-name="P35">La especificación, producida del análisis de requisitos proporciona los pasos a seguir a los diseñadores del sistema. </text:p>
      <text:p text:style-name="P35"/>
      <text:p text:style-name="P35"/>
      <text:p text:style-name="P35"/>
      <text:p text:style-name="P35"><text:soft-page-break/></text:p>
      <text:p text:style-name="P38">2.2. Requisitos de usuario</text:p>
      <text:p text:style-name="P38"><text:span text:style-name="T15"/></text:p>
      <text:p text:style-name="P38"><text:span text:style-name="T15">Se describirá usando notación de alto nivel, en lenguaje natural o diagramas, de lo que se espera que el sistema proporcione y las restricciones con las que debe funcionar, sin comprometerse a como se debe hacer el proceso.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17T18:21:11.968000000</dc:date>
    <meta:editing-duration>PT1H17M7S</meta:editing-duration>
    <meta:editing-cycles>40</meta:editing-cycles>
    <meta:document-statistic meta:table-count="5" meta:image-count="0" meta:object-count="0" meta:page-count="6" meta:paragraph-count="95" meta:word-count="806" meta:character-count="5650" meta:non-whitespace-character-count="4940"/>
  </office:meta>
</office:document-meta>
</file>